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0000000000800000008E252D2F2CD1BC2ED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5" style:family="paragraph" style:parent-style-name="Standard">
      <style:paragraph-properties fo:line-height="100%"/>
      <style:text-properties style:font-name="Century Schoolbook L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15%"/>
      <style:text-properties style:font-name="Century Schoolbook L" fo:font-size="13pt" fo:font-weight="bold" officeooo:rsid="008bc518" officeooo:paragraph-rsid="0009a129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/>
      <style:text-properties style:font-name="Century Schoolbook L" fo:font-size="6pt" fo:font-weight="bold" officeooo:rsid="001816eb" officeooo:paragraph-rsid="00099b5f" style:font-size-asian="5.25pt" style:font-weight-asian="bold" style:font-size-complex="6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entury Schoolbook L" fo:font-size="11pt" officeooo:rsid="00dd6529" officeooo:paragraph-rsid="00dd6529" style:font-size-asian="11pt" style:font-size-complex="11pt"/>
    </style:style>
    <style:style style:name="P9" style:family="paragraph" style:parent-style-name="Standard">
      <style:paragraph-properties fo:line-height="115%"/>
      <style:text-properties style:font-name="Century Schoolbook L" fo:font-size="11pt" officeooo:rsid="0081bbc1" officeooo:paragraph-rsid="0009a129" style:font-size-asian="11pt" style:font-size-complex="11pt"/>
    </style:style>
    <style:style style:name="P10" style:family="paragraph" style:parent-style-name="Standard">
      <style:paragraph-properties fo:line-height="115%"/>
      <style:text-properties style:font-name="Century Schoolbook L" fo:font-size="11pt" officeooo:rsid="0081bbc1" officeooo:paragraph-rsid="00f82a8b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Century Schoolbook L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/>
      <style:text-properties style:font-name="Century Schoolbook L" fo:font-size="11pt" fo:font-weight="normal" officeooo:rsid="008bc518" officeooo:paragraph-rsid="0009a129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line-height="115%"/>
      <style:text-properties style:font-name="Century Schoolbook L" fo:font-size="11pt" fo:font-style="italic" officeooo:rsid="00811e01" officeooo:paragraph-rsid="0009a12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line-height="115%"/>
      <style:text-properties style:font-name="Century Schoolbook L" fo:font-size="11pt" fo:font-style="italic" officeooo:rsid="00811e01" officeooo:paragraph-rsid="00f82a8b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line-height="115%"/>
      <style:text-properties style:font-name="Century Schoolbook L" fo:font-size="11pt" fo:font-weight="bold" officeooo:rsid="008bbaa0" officeooo:paragraph-rsid="0009a129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line-height="115%"/>
      <style:text-properties style:font-name="Century Schoolbook L" fo:font-size="11pt" style:text-underline-style="none" fo:font-weight="bold" officeooo:rsid="00db5e4b" officeooo:paragraph-rsid="0009a129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Century Schoolbook L" fo:font-size="7pt" fo:font-weight="normal" officeooo:rsid="001aad00" officeooo:paragraph-rsid="00099b5f" style:font-size-asian="6.09999990463257pt" style:font-weight-asian="normal" style:font-size-complex="7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Century Schoolbook L" fo:font-size="12pt" fo:font-weight="bold" officeooo:rsid="002a3ec5" officeooo:paragraph-rsid="00099b5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Century Schoolbook L" fo:font-size="8pt" fo:font-weight="bold" officeooo:rsid="002a3ec5" officeooo:paragraph-rsid="00099b5f" style:font-size-asian="7pt" style:font-weight-asian="bold" style:font-size-complex="8pt" style:font-weight-complex="bold"/>
    </style:style>
    <style:style style:name="P20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50b826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09a129" style:font-size-asian="11pt" style:font-weight-asian="bold" style:font-size-complex="11pt" style:font-weight-complex="bold"/>
    </style:style>
    <style:style style:name="P22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09a129" style:font-size-asian="11pt" style:font-weight-asian="bold" style:font-size-complex="11pt" style:font-weight-complex="bold"/>
    </style:style>
    <style:style style:name="P23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09a129" style:font-size-asian="11pt" style:font-weight-asian="bold" style:font-size-complex="11pt" style:font-weight-complex="bold"/>
    </style:style>
    <style:style style:name="P24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25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26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27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6a3b64"/>
    </style:style>
    <style:style style:name="P28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ea69fb"/>
    </style:style>
    <style:style style:name="P29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/>
      <style:text-properties officeooo:paragraph-rsid="0009a129"/>
    </style:style>
    <style:style style:name="P30" style:family="paragraph" style:parent-style-name="Standard" style:list-style-name="L1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09a129"/>
    </style:style>
    <style:style style:name="P31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7924d5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3a1f22" officeooo:paragraph-rsid="00099b5f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3pt" fo:font-weight="bold" officeooo:rsid="0051c756" officeooo:paragraph-rsid="00099b5f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3pt" fo:font-weight="bold" officeooo:rsid="005b0362" officeooo:paragraph-rsid="0009a129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3pt" fo:font-weight="bold" officeooo:rsid="00811e01" officeooo:paragraph-rsid="00f82a8b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a30144" officeooo:paragraph-rsid="00ea69f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ee3791" officeooo:paragraph-rsid="0009a129" style:font-size-asian="13pt" style:font-weight-asian="bold" style:font-size-complex="13pt" style:font-weight-complex="bold"/>
    </style:style>
    <style:style style:name="P3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6pt" fo:font-weight="bold" officeooo:rsid="003a1f22" officeooo:paragraph-rsid="00099b5f" style:font-size-asian="5.25pt" style:font-weight-asian="bold" style:font-size-complex="6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Century Schoolbook L" fo:font-size="6pt" style:text-underline-style="none" fo:font-weight="normal" officeooo:rsid="007a921a" officeooo:paragraph-rsid="007924d5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6pt" fo:font-weight="normal" officeooo:rsid="0051c756" officeooo:paragraph-rsid="00099b5f" style:font-size-asian="5.25pt" style:font-weight-asian="normal" style:font-size-complex="6pt" style:font-weight-complex="normal"/>
    </style:style>
    <style:style style:name="P42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entury Schoolbook L" fo:font-size="11pt" fo:font-weight="normal" officeooo:rsid="00525e6d" officeooo:paragraph-rsid="00525e6d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entury Schoolbook L" fo:font-size="11pt" fo:font-weight="normal" officeooo:rsid="0057c29c" officeooo:paragraph-rsid="005a99ba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entury Schoolbook L" fo:font-size="11pt" fo:font-weight="normal" officeooo:rsid="005e19ec" officeooo:paragraph-rsid="00605768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2b63d" officeooo:paragraph-rsid="00099b5f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b6a94" officeooo:paragraph-rsid="0009a129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f6cf1" officeooo:paragraph-rsid="0009a129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622f4d" officeooo:paragraph-rsid="0009a129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normal" officeooo:rsid="00b38387" officeooo:paragraph-rsid="00b38387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fo:font-weight="normal" officeooo:rsid="001aad00" officeooo:paragraph-rsid="00ea69fb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b6a94" officeooo:paragraph-rsid="0009a129" style:font-size-asian="11pt" style:font-weight-asian="normal" style:font-size-complex="11pt" style:font-weight-complex="normal"/>
    </style:style>
    <style:style style:name="P53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f6cf1" officeooo:paragraph-rsid="0009a129" style:font-size-asian="11pt" style:font-weight-asian="normal" style:font-size-complex="11pt" style:font-weight-complex="normal"/>
    </style:style>
    <style:style style:name="P54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622f4d" officeooo:paragraph-rsid="0009a129" style:font-size-asian="11pt" style:font-weight-asian="normal" style:font-size-complex="11pt" style:font-weight-complex="normal"/>
    </style:style>
    <style:style style:name="P55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661cde" officeooo:paragraph-rsid="0009a129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2b63d" officeooo:paragraph-rsid="00099b5f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5b0362" officeooo:paragraph-rsid="0009a129" style:font-size-asian="9.60000038146973pt" style:font-weight-asian="bold" style:font-size-complex="11pt" style:font-weight-complex="bold"/>
    </style:style>
    <style:style style:name="P58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811e01" officeooo:paragraph-rsid="0009a129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811e01" officeooo:paragraph-rsid="00f82a8b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4a95d3" officeooo:paragraph-rsid="00ea69fb" style:font-size-asian="9.60000038146973pt" style:font-weight-asian="bold" style:font-size-complex="11pt" style:font-weight-complex="bold"/>
    </style:style>
    <style:style style:name="P63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fo:font-weight="bold" officeooo:rsid="00ee3791" officeooo:paragraph-rsid="0009a129" style:font-size-asian="9.60000038146973pt" style:font-weight-asian="bold" style:font-size-complex="11pt" style:font-weight-complex="bold"/>
    </style:style>
    <style:style style:name="P6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6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6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27f31d" officeooo:paragraph-rsid="0027f31d" style:font-size-asian="9.60000038146973pt" style:font-weight-asian="bold" style:font-size-complex="11pt" style:font-weight-complex="bold"/>
    </style:style>
    <style:style style:name="P6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3a1f22" officeooo:paragraph-rsid="00099b5f" style:font-size-asian="9.60000038146973pt" style:font-weight-asian="bold" style:font-size-complex="11pt" style:font-weight-complex="bold"/>
    </style:style>
    <style:style style:name="P6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5b6a94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5f6cf1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622f4d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661cde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style:text-underline-style="none" fo:font-weight="normal" officeooo:rsid="00db5e4b" officeooo:paragraph-rsid="00ea69fb" style:font-size-asian="11pt" style:font-weight-asian="normal" style:font-size-complex="11pt" style:font-weight-complex="normal"/>
    </style:style>
    <style:style style:name="P73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style:text-underline-style="none" fo:font-weight="bold" officeooo:rsid="00db5e4b" officeooo:paragraph-rsid="00ea69fb" style:font-size-asian="11pt" style:font-weight-asian="bold" style:font-size-complex="11pt" style:font-weight-complex="bold"/>
    </style:style>
    <style:style style:name="P7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style:text-underline-style="none" officeooo:rsid="00a3b732" officeooo:paragraph-rsid="0009a129" style:font-size-asian="9.60000038146973pt" style:font-size-complex="11pt"/>
    </style:style>
    <style:style style:name="P75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Century Schoolbook L" fo:font-size="11pt" officeooo:paragraph-rsid="0009a129" style:font-size-asian="9.60000038146973pt" style:font-size-complex="11pt"/>
    </style:style>
    <style:style style:name="P7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officeooo:rsid="0081bbc1" officeooo:paragraph-rsid="0009a129" style:font-size-asian="9.60000038146973pt" style:font-size-complex="11pt"/>
    </style:style>
    <style:style style:name="P77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weight="normal" officeooo:paragraph-rsid="00ea69fb" style:font-weight-asian="normal" style:font-weight-complex="normal"/>
    </style:style>
    <style:style style:name="P7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79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officeooo:paragraph-rsid="008c881a"/>
    </style:style>
    <style:style style:name="P80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weight="bold" officeooo:rsid="00935016" officeooo:paragraph-rsid="00935016" style:font-weight-asian="bold" style:font-weight-complex="bold"/>
    </style:style>
    <style:style style:name="P81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61e4ca"/>
    </style:style>
    <style:style style:name="P82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83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6a3b64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6pt" style:text-underline-style="none" fo:font-weight="normal" officeooo:rsid="00b6b3da" officeooo:paragraph-rsid="00b6b3da" style:font-size-asian="5.25pt" style:font-weight-asian="normal" style:font-size-complex="6pt" style:font-weight-complex="normal"/>
    </style:style>
    <style:style style:name="P85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86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entury Schoolbook L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87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entury Schoolbook L" fo:font-size="5pt" style:text-underline-style="none" fo:font-weight="normal" officeooo:rsid="00b6b3da" officeooo:paragraph-rsid="00b6b3da" style:font-size-asian="4.34999990463257pt" style:font-weight-asian="normal" style:font-size-complex="5pt" style:font-weight-complex="normal"/>
    </style:style>
    <style:style style:name="P88" style:family="paragraph" style:parent-style-name="Standard" style:list-style-name="L6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89" style:family="paragraph" style:parent-style-name="Standard" style:list-style-name="L7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90" style:family="paragraph" style:parent-style-name="Standard" style:list-style-name="L8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91" style:family="paragraph" style:parent-style-name="Standard" style:list-style-name="L9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92" style:family="paragraph" style:parent-style-name="Standard" style:list-style-name="L1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Century Schoolbook L" fo:font-size="11pt" style:text-underline-style="none" fo:font-weight="bold" officeooo:rsid="00efafd2" officeooo:paragraph-rsid="0009a129" style:font-size-asian="9.60000038146973pt" style:font-weight-asian="bold" style:font-size-complex="11pt" style:font-weight-complex="bold"/>
    </style:style>
    <style:style style:name="P93" style:family="paragraph" style:parent-style-name="Standard" style:master-page-name="">
      <style:paragraph-properties fo:text-align="start" style:justify-single-word="false" style:page-number="auto"/>
      <style:text-properties style:font-name="Century Schoolbook L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94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Century Schoolbook L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Century Schoolbook L" fo:font-size="12pt" fo:font-weight="bold" officeooo:paragraph-rsid="0009a129" style:font-size-asian="12pt" style:font-weight-asian="bold" style:font-size-complex="12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Century Schoolbook L" fo:font-size="12pt" fo:font-weight="bold" officeooo:paragraph-rsid="00f82a8b" style:font-size-asian="12pt" style:font-weight-asian="bold" style:font-size-complex="12pt" style:font-weight-complex="bold"/>
    </style:style>
    <style:style style:name="P103" style:family="paragraph" style:parent-style-name="Standard" style:list-style-name="L10" style:master-page-name="">
      <loext:graphic-properties draw:fill="none"/>
      <style:paragraph-properties fo:margin-left="0.0618in" fo:margin-right="0in" fo:line-height="100%" fo:text-align="justify" style:justify-single-word="false" fo:text-indent="0.75in" style:auto-text-indent="false" style:page-number="auto" fo:background-color="transparent">
        <style:tab-stops>
          <style:tab-stop style:position="0.2547in"/>
          <style:tab-stop style:position="0.9945in"/>
        </style:tab-stops>
      </style:paragraph-properties>
      <style:text-properties officeooo:paragraph-rsid="00edc70d"/>
    </style:style>
    <style:style style:name="P104" style:family="paragraph" style:parent-style-name="Standard" style:list-style-name="L10">
      <loext:graphic-properties draw:fill="none"/>
      <style:paragraph-properties fo:margin-left="0.0618in" fo:margin-right="0in" fo:line-height="100%" fo:text-align="justify" style:justify-single-word="false" fo:text-indent="0.75in" style:auto-text-indent="false" fo:background-color="transparent">
        <style:tab-stops>
          <style:tab-stop style:position="0.2547in"/>
          <style:tab-stop style:position="0.9945in"/>
        </style:tab-stops>
      </style:paragraph-properties>
      <style:text-properties officeooo:rsid="00ef8775" officeooo:paragraph-rsid="00ef8775"/>
    </style:style>
    <style:style style:name="P105" style:family="paragraph" style:parent-style-name="Standard" style:list-style-name="L10" style:master-page-name="">
      <loext:graphic-properties draw:fill="none"/>
      <style:paragraph-properties fo:margin-left="0.8118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465in"/>
          <style:tab-stop style:position="0.2547in"/>
        </style:tab-stops>
      </style:paragraph-properties>
      <style:text-properties fo:font-weight="normal" officeooo:rsid="00f27ed9" officeooo:paragraph-rsid="00f27ed9" style:font-weight-asian="normal" style:font-weight-complex="normal"/>
    </style:style>
    <style:style style:name="P106" style:family="paragraph" style:parent-style-name="Standard" style:list-style-name="L10">
      <loext:graphic-properties draw:fill="none"/>
      <style:paragraph-properties fo:margin-left="0.8118in" fo:margin-right="0in" fo:line-height="100%" fo:text-align="justify" style:justify-single-word="false" fo:text-indent="0in" style:auto-text-indent="false" fo:background-color="transparent">
        <style:tab-stops>
          <style:tab-stop style:position="0.2465in"/>
          <style:tab-stop style:position="0.2547in"/>
        </style:tab-stops>
      </style:paragraph-properties>
      <style:text-properties fo:font-weight="normal" officeooo:rsid="00f4d372" officeooo:paragraph-rsid="00f4d372" style:font-weight-asian="normal" style:font-weight-complex="normal"/>
    </style:style>
    <style:style style:name="P107" style:family="paragraph" style:parent-style-name="Text_20_body">
      <style:paragraph-properties fo:margin-top="0in" fo:margin-bottom="0in" loext:contextual-spacing="false"/>
      <style:text-properties style:font-name="Century Schoolbook L" fo:font-size="11pt" style:font-size-asian="11pt" style:font-size-complex="11pt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entury Schoolbook L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entury Schoolbook L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10" style:family="paragraph">
      <loext:graphic-properties draw:fill="none" draw:fill-color="#ffffff"/>
    </style:style>
    <style:style style:name="P111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65dfe" style:font-weight-asian="normal" style:font-weight-complex="normal"/>
    </style:style>
    <style:style style:name="T4" style:family="text">
      <style:text-properties fo:font-weight="normal" officeooo:rsid="0047169e" style:font-weight-asian="normal" style:font-weight-complex="normal"/>
    </style:style>
    <style:style style:name="T5" style:family="text">
      <style:text-properties fo:font-weight="normal" officeooo:rsid="00e5e84c" style:font-weight-asian="normal" style:font-weight-complex="normal"/>
    </style:style>
    <style:style style:name="T6" style:family="text">
      <style:text-properties fo:font-weight="normal" officeooo:rsid="00e73172" style:font-weight-asian="normal" style:font-weight-complex="normal"/>
    </style:style>
    <style:style style:name="T7" style:family="text">
      <style:text-properties fo:font-weight="normal" officeooo:rsid="00ec69f9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8e717" style:font-weight-asian="bold" style:font-weight-complex="bold"/>
    </style:style>
    <style:style style:name="T10" style:family="text">
      <style:text-properties fo:font-weight="bold" officeooo:rsid="00e5451b" style:font-weight-asian="bold" style:font-weight-complex="bold"/>
    </style:style>
    <style:style style:name="T11" style:family="text">
      <style:text-properties fo:font-weight="bold" officeooo:rsid="00eb6bf6" style:font-weight-asian="bold" style:font-weight-complex="bold"/>
    </style:style>
    <style:style style:name="T12" style:family="text">
      <style:text-properties fo:font-weight="bold" officeooo:rsid="00ec69f9" style:font-weight-asian="bold" style:font-weight-complex="bold"/>
    </style:style>
    <style:style style:name="T13" style:family="text">
      <style:text-properties officeooo:rsid="00f23c71"/>
    </style:style>
    <style:style style:name="T14" style:family="text">
      <style:text-properties officeooo:rsid="00c92c92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officeooo:rsid="0047169e" style:font-weight-asian="normal" style:font-weight-complex="normal"/>
    </style:style>
    <style:style style:name="T17" style:family="text">
      <style:text-properties officeooo:rsid="00221c4b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9c51e0" style:font-size-asian="13pt" style:font-size-complex="13pt"/>
    </style:style>
    <style:style style:name="T20" style:family="text">
      <style:text-properties officeooo:rsid="00579383"/>
    </style:style>
    <style:style style:name="T21" style:family="text">
      <style:text-properties style:text-line-through-style="none" style:text-line-through-type="none" style:font-name="Century Schoolbook 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2" style:family="text">
      <style:text-properties style:text-line-through-style="none" style:text-line-through-type="none" style:font-name="Century Schoolbook 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3" style:family="text">
      <style:text-properties style:text-line-through-style="none" style:text-line-through-type="none" style:font-name="Century Schoolbook L" fo:font-size="11pt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style:text-line-through-style="none" style:text-line-through-type="none" style:font-name="Century Schoolbook L" fo:font-size="11pt" style:text-underline-style="none" fo:font-weight="bold" officeooo:rsid="009dbbb9" style:font-size-asian="11pt" style:font-weight-asian="bold" style:font-size-complex="11pt" style:font-weight-complex="bold"/>
    </style:style>
    <style:style style:name="T25" style:family="text">
      <style:text-properties style:text-line-through-style="none" style:text-line-through-type="none" style:font-name="Century Schoolbook L" fo:font-size="11pt" style:text-underline-style="none" fo:font-weight="bold" officeooo:rsid="009e2be9" style:font-size-asian="11pt" style:font-weight-asian="bold" style:font-size-complex="11pt" style:font-weight-complex="bold"/>
    </style:style>
    <style:style style:name="T26" style:family="text">
      <style:text-properties style:text-line-through-style="none" style:text-line-through-type="none" style:font-name="Century Schoolbook L" fo:font-size="11pt" style:text-underline-style="none" fo:font-weight="bold" officeooo:rsid="00adab06" style:font-size-asian="11pt" style:font-weight-asian="bold" style:font-size-complex="11pt" style:font-weight-complex="bold"/>
    </style:style>
    <style:style style:name="T27" style:family="text">
      <style:text-properties style:text-line-through-style="none" style:text-line-through-type="none" style:font-name="Century Schoolbook L" fo:font-size="11pt" style:text-underline-style="none" fo:font-weight="bold" officeooo:rsid="0084226a" style:font-size-asian="11pt" style:font-weight-asian="bold" style:font-size-complex="11pt" style:font-weight-complex="bold"/>
    </style:style>
    <style:style style:name="T28" style:family="text">
      <style:text-properties style:text-line-through-style="none" style:text-line-through-type="none" style:font-name="Century Schoolbook L" fo:font-size="11pt" style:text-underline-style="none" fo:font-weight="bold" officeooo:rsid="00bcb795" style:font-size-asian="11pt" style:font-weight-asian="bold" style:font-size-complex="11pt" style:font-weight-complex="bold"/>
    </style:style>
    <style:style style:name="T29" style:family="text">
      <style:text-properties style:text-line-through-style="none" style:text-line-through-type="none" style:font-name="Century Schoolbook L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0" style:family="text">
      <style:text-properties style:text-line-through-style="none" style:text-line-through-type="none" style:font-name="Century Schoolbook L" fo:font-size="11pt" style:text-underline-style="none" fo:font-weight="bold" officeooo:rsid="00850711" style:font-size-asian="11pt" style:font-weight-asian="bold" style:font-size-complex="11pt" style:font-weight-complex="bold"/>
    </style:style>
    <style:style style:name="T31" style:family="text">
      <style:text-properties style:text-line-through-style="none" style:text-line-through-type="none" style:font-name="Century Schoolbook L" fo:font-size="11pt" style:text-underline-style="none" fo:font-weight="bold" officeooo:rsid="00b11eac" style:font-size-asian="11pt" style:font-weight-asian="bold" style:font-size-complex="11pt" style:font-weight-complex="bold"/>
    </style:style>
    <style:style style:name="T32" style:family="text">
      <style:text-properties style:text-line-through-style="none" style:text-line-through-type="none" style:font-name="Century Schoolbook L" fo:font-size="11pt" style:text-underline-style="none" fo:font-weight="bold" officeooo:rsid="0043ee31" style:font-size-asian="11pt" style:font-weight-asian="bold" style:font-size-complex="11pt" style:font-weight-complex="bold"/>
    </style:style>
    <style:style style:name="T33" style:family="text">
      <style:text-properties style:text-line-through-style="none" style:text-line-through-type="none" style:font-name="Century Schoolbook L" fo:font-size="11pt" style:text-underline-style="none" fo:font-weight="bold" officeooo:rsid="00824a24" style:font-size-asian="11pt" style:font-weight-asian="bold" style:font-size-complex="11pt" style:font-weight-complex="bold"/>
    </style:style>
    <style:style style:name="T34" style:family="text">
      <style:text-properties style:text-line-through-style="none" style:text-line-through-type="none" style:font-name="Century Schoolbook L" fo:font-size="11pt" style:text-underline-style="none" fo:font-weight="bold" officeooo:rsid="007a921a" style:font-size-asian="11pt" style:font-weight-asian="bold" style:font-size-complex="11pt" style:font-weight-complex="bold"/>
    </style:style>
    <style:style style:name="T35" style:family="text">
      <style:text-properties style:text-line-through-style="none" style:text-line-through-type="none" style:font-name="Century Schoolbook L" style:text-underline-style="none" fo:font-weight="normal" style:font-weight-asian="normal" style:font-weight-complex="normal"/>
    </style:style>
    <style:style style:name="T36" style:family="text">
      <style:text-properties style:text-line-through-style="none" style:text-line-through-type="none" style:font-name="Century Schoolbook L" style:text-underline-style="none" fo:font-weight="bold" style:font-weight-asian="bold" style:font-weight-complex="bold"/>
    </style:style>
    <style:style style:name="T37" style:family="text">
      <style:text-properties style:text-line-through-style="none" style:text-line-through-type="none" style:font-name="Century Schoolbook L" style:text-underline-style="none" fo:font-weight="bold" officeooo:rsid="0102bf80" style:font-weight-asian="bold" style:font-weight-complex="bold"/>
    </style:style>
    <style:style style:name="T38" style:family="text">
      <style:text-properties officeooo:rsid="008ae16d"/>
    </style:style>
    <style:style style:name="T39" style:family="text">
      <style:text-properties officeooo:rsid="009bc11f"/>
    </style:style>
    <style:style style:name="T40" style:family="text">
      <style:text-properties officeooo:rsid="00a28395"/>
    </style:style>
    <style:style style:name="T41" style:family="text">
      <style:text-properties officeooo:rsid="00a564ec"/>
    </style:style>
    <style:style style:name="T42" style:family="text">
      <style:text-properties officeooo:rsid="00b3970d"/>
    </style:style>
    <style:style style:name="T43" style:family="text">
      <style:text-properties officeooo:rsid="00b842d0"/>
    </style:style>
    <style:style style:name="T44" style:family="text">
      <style:text-properties style:text-line-through-style="solid" style:text-line-through-type="single" style:font-name="Century Schoolbook L" style:text-underline-style="none" fo:font-weight="bold" style:font-weight-asian="bold" style:font-weight-complex="bold"/>
    </style:style>
    <style:style style:name="T45" style:family="text">
      <style:text-properties style:text-line-through-style="solid" style:text-line-through-type="single" style:font-name="Century Schoolbook L" style:text-underline-style="none" fo:font-weight="normal" style:font-weight-asian="normal" style:font-weight-complex="normal"/>
    </style:style>
    <style:style style:name="T46" style:family="text">
      <style:text-properties style:text-line-through-style="solid" style:text-line-through-type="single" style:font-name="Century Schoolbook L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line-through-style="solid" style:text-line-through-type="single" style:font-name="Century Schoolbook L"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50" style:family="text">
      <style:text-properties fo:font-size="11pt" style:text-underline-style="none" officeooo:rsid="004a95d3" style:font-size-asian="9.60000038146973pt" style:font-size-complex="11pt"/>
    </style:style>
    <style:style style:name="T51" style:family="text">
      <style:text-properties fo:font-size="11pt" style:text-underline-style="none" officeooo:rsid="004b94ff" style:font-size-asian="9.60000038146973pt" style:font-size-complex="11pt"/>
    </style:style>
    <style:style style:name="T52" style:family="text">
      <style:text-properties fo:font-size="11pt" style:text-underline-style="none" officeooo:rsid="004d8056" style:font-size-asian="9.60000038146973pt" style:font-size-complex="11pt"/>
    </style:style>
    <style:style style:name="T53" style:family="text">
      <style:text-properties fo:font-size="11pt" fo:font-weight="bold" officeooo:rsid="0090a023" style:font-size-asian="9.60000038146973pt" style:font-weight-asian="bold" style:font-size-complex="11pt" style:font-weight-complex="bold"/>
    </style:style>
    <style:style style:name="T54" style:family="text">
      <style:text-properties fo:font-size="11pt" fo:font-weight="bold" officeooo:rsid="00d8543f" style:font-size-asian="9.60000038146973pt" style:font-weight-asian="bold" style:font-size-complex="11pt" style:font-weight-complex="bold"/>
    </style:style>
    <style:style style:name="T55" style:family="text">
      <style:text-properties fo:font-size="11pt" style:font-size-asian="9.60000038146973pt" style:font-size-complex="11pt"/>
    </style:style>
    <style:style style:name="T56" style:family="text">
      <style:text-properties fo:font-size="11pt" officeooo:rsid="008e5bdd" style:font-size-asian="9.60000038146973pt" style:font-size-complex="11pt"/>
    </style:style>
    <style:style style:name="T57" style:family="text">
      <style:text-properties fo:font-size="11pt" fo:font-style="normal" fo:font-weight="normal" officeooo:rsid="0027f31d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officeooo:rsid="00e38072"/>
    </style:style>
    <style:style style:name="T59" style:family="text">
      <style:text-properties style:font-name="Century Schoolbook L"/>
    </style:style>
    <style:style style:name="T60" style:family="text">
      <style:text-properties style:font-name="Century Schoolbook L" fo:font-size="11pt" style:text-underline-style="none" fo:font-weight="normal" style:font-size-asian="11pt" style:font-weight-asian="normal" style:font-size-complex="11pt" style:font-weight-complex="normal"/>
    </style:style>
    <style:style style:name="T61" style:family="text">
      <style:text-properties style:font-name="Century Schoolbook L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62" style:family="text">
      <style:text-properties style:font-name="Century Schoolbook L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63" style:family="text">
      <style:text-properties style:font-name="Century Schoolbook L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64" style:family="text">
      <style:text-properties style:font-name="Century Schoolbook 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65" style:family="text">
      <style:text-properties style:font-name="Century Schoolbook L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66" style:family="text">
      <style:text-properties style:font-name="Century Schoolbook L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67" style:family="text">
      <style:text-properties style:font-name="Century Schoolbook L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68" style:family="text">
      <style:text-properties style:font-name="Century Schoolbook L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69" style:family="text">
      <style:text-properties style:font-name="Century Schoolbook L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70" style:family="text">
      <style:text-properties style:font-name="Century Schoolbook L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71" style:family="text">
      <style:text-properties style:font-name="Century Schoolbook L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72" style:family="text">
      <style:text-properties style:font-name="Century Schoolbook L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73" style:family="text">
      <style:text-properties style:font-name="Century Schoolbook 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74" style:family="text">
      <style:text-properties style:font-name="Century Schoolbook L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75" style:family="text">
      <style:text-properties style:font-name="Century Schoolbook L" fo:font-size="11pt" style:text-underline-style="none" fo:font-weight="normal" style:font-size-asian="9.60000038146973pt" style:font-weight-asian="normal" style:font-size-complex="11pt" style:font-weight-complex="normal"/>
    </style:style>
    <style:style style:name="T76" style:family="text">
      <style:text-properties style:font-name="Century Schoolbook L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77" style:family="text">
      <style:text-properties style:font-name="Century Schoolbook L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78" style:family="text">
      <style:text-properties style:font-name="Century Schoolbook L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79" style:family="text">
      <style:text-properties style:font-name="Century Schoolbook L" fo:font-size="11pt" style:text-underline-style="none" fo:font-weight="normal" officeooo:rsid="00edc70d" style:font-size-asian="9.60000038146973pt" style:font-weight-asian="normal" style:font-size-complex="11pt" style:font-weight-complex="normal"/>
    </style:style>
    <style:style style:name="T80" style:family="text">
      <style:text-properties style:font-name="Century Schoolbook L" fo:font-size="11pt" style:text-underline-style="none" style:font-size-asian="11pt" style:font-size-complex="11pt"/>
    </style:style>
    <style:style style:name="T81" style:family="text">
      <style:text-properties style:font-name="Century Schoolbook L" fo:font-size="11pt" style:text-underline-style="none" officeooo:rsid="0024fc74" style:font-size-asian="11pt" style:font-size-complex="11pt"/>
    </style:style>
    <style:style style:name="T82" style:family="text">
      <style:text-properties style:font-name="Century Schoolbook L" fo:font-size="11pt" style:text-underline-style="none" officeooo:rsid="00eb6bf6" style:font-size-asian="11pt" style:font-size-complex="11pt"/>
    </style:style>
    <style:style style:name="T83" style:family="text">
      <style:text-properties style:font-name="Century Schoolbook L" fo:font-size="11pt" style:text-underline-style="none" fo:font-weight="bold" officeooo:rsid="00605768" style:font-size-asian="11pt" style:font-weight-asian="bold" style:font-size-complex="11pt" style:font-weight-complex="bold"/>
    </style:style>
    <style:style style:name="T84" style:family="text">
      <style:text-properties style:font-name="Century Schoolbook L" fo:font-size="11pt" style:text-underline-style="none" fo:font-weight="bold" officeooo:rsid="006bab11" style:font-size-asian="11pt" style:font-weight-asian="bold" style:font-size-complex="11pt" style:font-weight-complex="bold"/>
    </style:style>
    <style:style style:name="T85" style:family="text">
      <style:text-properties style:font-name="Century Schoolbook L" fo:font-size="11pt" style:text-underline-style="none" fo:font-weight="bold" officeooo:rsid="0061e4ca" style:font-size-asian="11pt" style:font-weight-asian="bold" style:font-size-complex="11pt" style:font-weight-complex="bold"/>
    </style:style>
    <style:style style:name="T86" style:family="text">
      <style:text-properties style:font-name="Century Schoolbook L" fo:font-size="11pt" style:text-underline-style="none" fo:font-weight="bold" officeooo:rsid="00754a03" style:font-size-asian="11pt" style:font-weight-asian="bold" style:font-size-complex="11pt" style:font-weight-complex="bold"/>
    </style:style>
    <style:style style:name="T87" style:family="text">
      <style:text-properties style:font-name="Century Schoolbook L" fo:font-size="11pt" style:text-underline-style="none" fo:font-weight="bold" officeooo:rsid="006a3b64" style:font-size-asian="11pt" style:font-weight-asian="bold" style:font-size-complex="11pt" style:font-weight-complex="bold"/>
    </style:style>
    <style:style style:name="T88" style:family="text">
      <style:text-properties style:font-name="Century Schoolbook L" fo:font-size="11pt" style:text-underline-style="none" fo:font-weight="bold" officeooo:rsid="007b862a" style:font-size-asian="11pt" style:font-weight-asian="bold" style:font-size-complex="11pt" style:font-weight-complex="bold"/>
    </style:style>
    <style:style style:name="T89" style:family="text">
      <style:text-properties style:font-name="Century Schoolbook L" fo:font-size="11pt" style:text-underline-style="none" fo:font-weight="bold" officeooo:rsid="007a921a" style:font-size-asian="11pt" style:font-weight-asian="bold" style:font-size-complex="11pt" style:font-weight-complex="bold"/>
    </style:style>
    <style:style style:name="T90" style:family="text">
      <style:text-properties style:font-name="Century Schoolbook L" fo:font-size="11pt" style:text-underline-style="none" fo:font-weight="bold" officeooo:rsid="00eb6bf6" style:font-size-asian="11pt" style:font-weight-asian="bold" style:font-size-complex="11pt" style:font-weight-complex="bold"/>
    </style:style>
    <style:style style:name="T91" style:family="text">
      <style:text-properties style:font-name="Century Schoolbook L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92" style:family="text">
      <style:text-properties style:font-name="Century Schoolbook L" style:text-underline-style="none"/>
    </style:style>
    <style:style style:name="T93" style:family="text">
      <style:text-properties style:font-name="Century Schoolbook L" style:text-underline-style="none" fo:font-weight="bold" style:font-weight-asian="bold" style:font-weight-complex="bold"/>
    </style:style>
    <style:style style:name="T94" style:family="text">
      <style:text-properties style:font-name="Century Schoolbook L" style:text-underline-style="none" fo:font-weight="bold" style:font-size-asian="11pt" style:font-weight-asian="bold" style:font-weight-complex="bold"/>
    </style:style>
    <style:style style:name="T95" style:family="text">
      <style:text-properties style:font-name="Century Schoolbook L" style:text-underline-style="none" fo:font-weight="bold" officeooo:rsid="007b862a" style:font-size-asian="11pt" style:font-weight-asian="bold" style:font-weight-complex="bold"/>
    </style:style>
    <style:style style:name="T96" style:family="text">
      <style:text-properties style:font-name="Century Schoolbook L" style:text-underline-style="none" style:font-size-asian="11pt"/>
    </style:style>
    <style:style style:name="T97" style:family="text">
      <style:text-properties style:font-name="Century Schoolbook L" style:text-underline-style="none" officeooo:rsid="003cdb35" style:font-size-asian="11pt"/>
    </style:style>
    <style:style style:name="T98" style:family="text">
      <style:text-properties style:font-name="Century Schoolbook L" style:text-underline-style="none" officeooo:rsid="006d7a85" style:font-size-asian="11pt"/>
    </style:style>
    <style:style style:name="T99" style:family="text">
      <style:text-properties style:font-name="Century Schoolbook L" style:text-underline-style="none" officeooo:rsid="0043ee31" style:font-size-asian="11pt"/>
    </style:style>
    <style:style style:name="T100" style:family="text">
      <style:text-properties style:font-name="Century Schoolbook L" officeooo:rsid="005c2747"/>
    </style:style>
    <style:style style:name="T101" style:family="text">
      <style:text-properties style:use-window-font-color="true" style:font-name="Century Schoolbook L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102" style:family="text">
      <style:text-properties officeooo:rsid="00fbefa6"/>
    </style:style>
    <style:style style:name="T103" style:family="text">
      <style:text-properties officeooo:rsid="00fd7623"/>
    </style:style>
    <style:style style:name="T104" style:family="text">
      <style:text-properties officeooo:rsid="00fdde60"/>
    </style:style>
    <style:style style:name="T10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4"/>
      <text:p text:style-name="P94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3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61">habib_cse_ruet@yahoo.com</text:span></text:a></text:p>
      <text:p text:style-name="P95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2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81">http://habib.tech</text:span></text:a></text:p>
      <text:p text:style-name="P84"/>
      <text:p text:style-name="P85">Objective</text:p>
      <text:p text:style-name="P86">To secure a position where I can show my <text:span text:style-name="T58">NLP based knowledge, </text:span>analytical skills <text:span text:style-name="T43">and abilities and learn about</text:span> <text:span text:style-name="T43">new technologies.</text:span></text:p>
      <text:p text:style-name="P87"/>
      <text:p text:style-name="P5">Summary</text:p>
      <text:p text:style-name="P7"/>
      <text:p text:style-name="P8"><text:span text:style-name="T2">I’m </text:span><text:span text:style-name="T8">Habibur Rahman</text:span><text:span text:style-name="T2">, graduate</text:span><text:span text:style-name="T5">d</text:span><text:span text:style-name="T2"> </text:span><text:span text:style-name="T5">from</text:span><text:span text:style-name="T2"> </text:span><text:span text:style-name="T8">Computer Science &amp; Engineering</text:span><text:span text:style-name="T2"> </text:span><text:span text:style-name="T6">of</text:span><text:span text:style-name="T2"> </text:span><text:span text:style-name="T8">Rajshahi University of Engineering &amp; Technology, </text:span><text:span text:style-name="T10">Bangladesh</text:span><text:span text:style-name="T2">. I have an excellent academic profile. Currently, I am researching in </text:span><text:span text:style-name="T8">Natural Language Processing</text:span><text:span text:style-name="T2">. My current research topic is “</text:span><text:span text:style-name="T8">Learning to Solve Percentage Word Problem by Parsing into Equations</text:span><text:span text:style-name="T2">”. I have a great interest on </text:span><text:span text:style-name="T12">Natural Language Processing</text:span><text:span text:style-name="T7">, </text:span><text:span text:style-name="T8">Algorithm</text:span><text:span text:style-name="T2">, </text:span><text:span text:style-name="T8">Data</text:span><text:span text:style-name="T2"> </text:span><text:span text:style-name="T8">Science</text:span><text:span text:style-name="T2">, </text:span><text:span text:style-name="T8">Machine</text:span><text:span text:style-name="T2"> </text:span><text:span text:style-name="T8">Learning</text:span><text:span text:style-name="T2"> and </text:span><text:span text:style-name="T8">Sentiment</text:span><text:span text:style-name="T2"> </text:span><text:span text:style-name="T8">Mining</text:span><text:span text:style-name="T2">.</text:span></text:p>
      <text:p text:style-name="P17"/>
      <text:p text:style-name="P11">I love to take challenges and learn <text:span text:style-name="T38">something new</text:span>.</text:p>
      <text:p text:style-name="P11"/>
      <text:p text:style-name="P36">Research</text:p>
      <text:p text:style-name="P62"/>
      <text:list xml:id="list3328752156094538782" text:style-name="L10">
        <text:list-item>
          <text:p text:style-name="P28"><text:a xlink:type="simple" xlink:href="https://github.com/habibrahmanbd/PWPS" text:style-name="Internet_20_link" text:visited-style-name="Visited_20_Internet_20_Link"><text:span text:style-name="T101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50"><text:s text:c="5"/></text:span><text:span text:style-name="T51">Field: </text:span><text:span text:style-name="T49">Natural Language Processing</text:span></text:p>
                              <text:p text:style-name="P77"><text:span text:style-name="T51"><text:s text:c="5"/></text:span><text:span text:style-name="T52">Undergraduate Research, CSE, RUET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3"><text:span text:style-name="T79">Semantic parsing to generate equation trees</text:span></text:p>
                                            </text:list-item>
                                            <text:list-item>
                                              <text:p text:style-name="P104"><text:span text:style-name="T75">G</text:span><text:span text:style-name="T79">enerate equation trees with the help of Integer Linear Programming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72"/>
                            </text:list-header>
                            <text:list-item>
                              <text:p text:style-name="P73">Sentiment Mining using Logistic Regression Algorithm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2"><text:s text:c="6"/>Field: <text:span text:style-name="T8">Natural Language Processing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72"><text:s text:c="6"/>Status: <text:span text:style-name="T48">Submitted</text:span> in <text:span text:style-name="T8">EICT-2017, </text:span><text:span text:style-name="T11">Khulna, Bangladesh</text:span></text:p>
                                </text:list-item>
                                <text:list-item>
                                  <text:p text:style-name="P105"><text:span text:style-name="T80">E</text:span><text:span text:style-name="T82">fficient model using logistic regression algorithm</text:span></text:p>
                                </text:list-item>
                                <text:list-item>
                                  <text:p text:style-name="P106"><text:span text:style-name="T82">S</text:span><text:span text:style-name="T80">entiment on Movie Review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5">Education<text:span text:style-name="T40">s</text:span></text:p>
      <text:p text:style-name="P59"/>
      <text:p text:style-name="P102">Rajshahi University of Engineering &amp; Technology, <text:span text:style-name="T102">Rajshahi, Bangladesh</text:span></text:p>
      <text:p text:style-name="P14">Bachelor of <text:span text:style-name="T2">Computer Science and Engineering</text:span></text:p>
      <text:p text:style-name="P10"><text:span text:style-name="T104">Passing Year: </text:span>2017</text:p>
      <text:p text:style-name="P10">CGPA: <text:span text:style-name="T8">3.77 </text:span><text:span text:style-name="T3">out of</text:span><text:span text:style-name="T2"> 4.00</text:span></text:p>
      <text:p text:style-name="P18"><text:soft-page-break/>Language Activit<text:span text:style-name="T41">y</text:span>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7">C++</text:p>
          </table:table-cell>
          <table:table-cell table:style-name="Table1.B1" office:value-type="string">
            <text:p text:style-name="P108"><draw:custom-shape text:anchor-type="paragraph" draw:z-index="5" draw:name="Shape1" draw:style-name="gr1" draw:text-style-name="P110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111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96">Java</text:p>
          </table:table-cell>
          <table:table-cell table:style-name="Table1.B1" office:value-type="string">
            <text:p text:style-name="P109"><draw:custom-shape text:anchor-type="paragraph" draw:z-index="7" draw:name="Shape1" draw:style-name="gr1" draw:text-style-name="P110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111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97">Python</text:p>
          </table:table-cell>
          <table:table-cell table:style-name="Table1.B1" office:value-type="string">
            <text:p text:style-name="P109"><draw:custom-shape text:anchor-type="paragraph" draw:z-index="9" draw:name="Shape1" draw:style-name="gr1" draw:text-style-name="P110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111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98">PHP</text:p>
          </table:table-cell>
          <table:table-cell table:style-name="Table1.B1" office:value-type="string">
            <text:p text:style-name="P109"><draw:custom-shape text:anchor-type="paragraph" draw:z-index="11" draw:name="Shape1" draw:style-name="gr1" draw:text-style-name="P110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111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99">C#</text:p>
          </table:table-cell>
          <table:table-cell table:style-name="Table1.B1" office:value-type="string">
            <text:p text:style-name="P109"><draw:custom-shape text:anchor-type="paragraph" draw:z-index="13" draw:name="Shape1" draw:style-name="gr1" draw:text-style-name="P110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111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100">MySQL</text:p>
          </table:table-cell>
          <table:table-cell table:style-name="Table1.B1" office:value-type="string">
            <text:p text:style-name="P109"><draw:custom-shape text:anchor-type="paragraph" draw:z-index="15" draw:name="Shape1" draw:style-name="gr1" draw:text-style-name="P110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111" svg:x1="0.0811in" svg:y1="0.0791in" svg:x2="2.2382in" svg:y2="0.0791in"><text:p/></draw:line></text:p>
          </table:table-cell>
        </table:table-row>
      </table:table>
      <text:p text:style-name="P67"/>
      <text:p text:style-name="P32">Competitive Coding</text:p>
      <text:p text:style-name="P39"/>
      <text:list xml:id="list7728636886442430850" text:style-name="L1">
        <text:list-item>
          <text:p text:style-name="P20"><text:span text:style-name="T59">Participated in the </text:span><text:a xlink:type="simple" xlink:href="https://icpc.baylor.edu/ICPCID/ZRGSWBPI6H06" text:style-name="Internet_20_link" text:visited-style-name="Visited_20_Internet_20_Link"><text:span text:style-name="T93">ACM-ICPC</text:span></text:a><text:span text:style-name="T59"> Dhaka Regional in 2016;</text:span></text:p>
        </text:list-item>
        <text:list-item>
          <text:p text:style-name="P20"><text:span text:style-name="T59">Participated in the </text:span><text:a xlink:type="simple" xlink:href="https://icpc.baylor.edu/ICPCID/ZRGSWBPI6H06" text:style-name="Internet_20_link" text:visited-style-name="Visited_20_Internet_20_Link"><text:span text:style-name="T93">NCPC</text:span></text:a><text:span text:style-name="T59"> in 2015 </text:span><text:span text:style-name="T100">and</text:span><text:span text:style-name="T59"> 2016;</text:span></text:p>
        </text:list-item>
        <text:list-item>
          <text:p text:style-name="P42">Runner <text:span text:style-name="T20">up</text:span> in the <text:span text:style-name="T8">IEEE RoboTour and Programming Contest</text:span> in 2015;</text:p>
        </text:list-item>
        <text:list-item>
          <text:p text:style-name="P43">Participated in the <text:span text:style-name="T8">IUT I</text:span><text:span text:style-name="T9">nter </text:span><text:span text:style-name="T8">U</text:span><text:span text:style-name="T9">niversity </text:span><text:span text:style-name="T8">P</text:span><text:span text:style-name="T9">rogramming </text:span><text:span text:style-name="T8">C</text:span><text:span text:style-name="T9">ontest</text:span> in 2016;</text:p>
        </text:list-item>
        <text:list-item>
          <text:p text:style-name="P43">Participated in the <text:span text:style-name="T8">BUET I</text:span><text:span text:style-name="T9">nter </text:span><text:span text:style-name="T8">U</text:span><text:span text:style-name="T9">niversity </text:span><text:span text:style-name="T8">P</text:span><text:span text:style-name="T9">rogramming </text:span><text:span text:style-name="T8">C</text:span><text:span text:style-name="T9">ontest</text:span> in 2015;</text:p>
        </text:list-item>
        <text:list-item>
          <text:p text:style-name="P44">Participated in the <text:span text:style-name="T8">RUET Intra University Programming Contest</text:span> in 2014;</text:p>
        </text:list-item>
        <text:list-item>
          <text:p text:style-name="P81"><text:span text:style-name="T62">Participated in </text:span><text:span text:style-name="T83">5</text:span><text:span text:style-name="T84">0</text:span><text:span text:style-name="T63">+</text:span><text:span text:style-name="T62"> contests in </text:span><text:a xlink:type="simple" xlink:href="http://codeforces.com/profile/habib_rahman" text:style-name="Internet_20_link" text:visited-style-name="Visited_20_Internet_20_Link"><text:span text:style-name="T21">Codeforces</text:span></text:a><text:span text:style-name="T64">, </text:span><text:span text:style-name="T62">Username: habib_</text:span><text:span text:style-name="T65">rahman</text:span><text:span text:style-name="T62">, Rating: 1448</text:span><text:span text:style-name="T64">;</text:span></text:p>
        </text:list-item>
        <text:list-item>
          <text:p text:style-name="P82"><text:span text:style-name="T62">Participated in </text:span><text:span text:style-name="T85">2</text:span><text:span text:style-name="T84">0</text:span><text:span text:style-name="T63">+</text:span><text:span text:style-name="T62"> contests in </text:span><text:a xlink:type="simple" xlink:href="https://www.codechef.com/users/habib_ruet" text:style-name="Internet_20_link" text:visited-style-name="Visited_20_Internet_20_Link"><text:span text:style-name="T66">Codechef</text:span></text:a><text:span text:style-name="T64">, </text:span><text:span text:style-name="T62">Username: habib_ruet, Rating: </text:span><text:span text:style-name="T67">1977</text:span><text:span text:style-name="T64">;</text:span></text:p>
        </text:list-item>
        <text:list-item>
          <text:p text:style-name="P26"><text:span text:style-name="T62">Participated in </text:span><text:span text:style-name="T86">15</text:span><text:span text:style-name="T63">+</text:span><text:span text:style-name="T62"> contests in </text:span><text:a xlink:type="simple" xlink:href="https://toph.co/u/habib_rahman" text:style-name="Internet_20_link" text:visited-style-name="Visited_20_Internet_20_Link"><text:span text:style-name="T76">Toph</text:span></text:a><text:span text:style-name="T64">, </text:span><text:span text:style-name="T62">Username: habib_r</text:span><text:span text:style-name="T68">ahman</text:span><text:span text:style-name="T64">;</text:span></text:p>
        </text:list-item>
        <text:list-item>
          <text:p text:style-name="P83"><text:span text:style-name="T97">S</text:span><text:span text:style-name="T96">olved </text:span><text:span text:style-name="T94">19</text:span><text:span text:style-name="T95">5</text:span><text:span text:style-name="T98">+</text:span><text:span text:style-name="T96"> Problems in </text:span><text:a xlink:type="simple" xlink:href="http://lightoj.com/volume_userstat.php?user_id=9823" text:style-name="Internet_20_link" text:visited-style-name="Visited_20_Internet_20_Link"><text:span text:style-name="T99">Light OJ</text:span></text:a><text:span text:style-name="T96">, User ID: 9823;</text:span></text:p>
        </text:list-item>
        <text:list-item>
          <text:p text:style-name="P27"><text:span text:style-name="T69">Solved </text:span><text:span text:style-name="T87">17</text:span><text:span text:style-name="T88">5</text:span><text:span text:style-name="T70">+</text:span><text:span text:style-name="T69"> </text:span><text:span text:style-name="T63">Problems in </text:span><text:a xlink:type="simple" xlink:href="http://uhunt.felix-halim.net/id/234262" text:style-name="Internet_20_link" text:visited-style-name="Visited_20_Internet_20_Link"><text:span text:style-name="T71">Uva </text:span></text:a><text:a xlink:type="simple" xlink:href="http://uhunt.felix-halim.net/id/234262" text:style-name="Internet_20_link" text:visited-style-name="Visited_20_Internet_20_Link"><text:span text:style-name="T35">Online Judge</text:span></text:a><text:span text:style-name="T72">, </text:span><text:span text:style-name="T70">User ID: 234262</text:span></text:p>
        </text:list-item>
        <text:list-item>
          <text:p text:style-name="P31"><text:span text:style-name="T70">S</text:span><text:span text:style-name="T60">olved </text:span><text:span text:style-name="T89">2</text:span><text:span text:style-name="T88">5</text:span><text:span text:style-name="T73">+ Problems in </text:span><text:a xlink:type="simple" xlink:href="http://www.spoj.com/users/habib_rahman/" text:style-name="Internet_20_link" text:visited-style-name="Visited_20_Internet_20_Link"><text:span text:style-name="T22">SPOJ</text:span></text:a><text:span text:style-name="T73">, Username: habib_rahman</text:span></text:p>
        </text:list-item>
      </text:list>
      <text:p text:style-name="P40"/>
      <text:p text:style-name="P33"><text:span text:style-name="T13">OS, </text:span>Tools &amp; Libraries</text:p>
      <text:p text:style-name="P41"/>
      <text:p text:style-name="P56">Linux (Ubuntu <text:span text:style-name="T17">16.04 LTS</text:span>), <text:span text:style-name="T1">Windows 10 Pro, Eclipse, Netbeans, CodeBlocks, Spyder, SublimeText, gedit etc.</text:span></text:p>
      <text:p text:style-name="P45"/>
      <text:p text:style-name="P34">Projects</text:p>
      <text:p text:style-name="P57"/>
      <text:list xml:id="list5741405365909747466" text:style-name="L2">
        <text:list-item>
          <text:p text:style-name="P21"><text:a xlink:type="simple" xlink:href="https://github.com/habibrahmanbd/BanglaPDFtoBanglaDOC" text:style-name="Internet_20_link" text:visited-style-name="Visited_20_Internet_20_Link"><text:span text:style-name="T92">Bangla PDF to Bangla DOC Converter</text:span></text:a></text:p>
          <text:p text:style-name="P52"><text:s text:c="5"/>Year: 2017, Language: JAVA</text:p>
        </text:list-item>
      </text:list>
      <text:p text:style-name="P68"><text:s text:c="5"/>“Software to Convert PDF to DOC for Bangla <text:s text:c="2"/>Language”</text:p>
      <text:p text:style-name="P46"/>
      <text:list xml:id="list717440418290884458" text:style-name="L3">
        <text:list-item>
          <text:p text:style-name="P22"><text:a xlink:type="simple" xlink:href="https://github.com/habibrahmanbd/onlinelabsystem" text:style-name="Internet_20_link" text:visited-style-name="Visited_20_Internet_20_Link"><text:span text:style-name="T92">Online Judging System</text:span></text:a></text:p>
          <text:p text:style-name="P53"><text:s text:c="6"/>Year: 2015, Language: HTML, CSS &amp; PHP</text:p>
          <text:p text:style-name="P69"><text:s text:c="5"/>“Online ju<text:span text:style-name="T14">dg</text:span>e for programming contest and problem solving”</text:p>
        </text:list-item>
      </text:list>
      <text:p text:style-name="P47"/>
      <text:list xml:id="list8612059826324710512" text:style-name="L4">
        <text:list-item>
          <text:p text:style-name="P23"><text:a xlink:type="simple" xlink:href="https://github.com/habibrahmanbd/nirob-blood-app/" text:style-name="Internet_20_link" text:visited-style-name="Visited_20_Internet_20_Link"><text:span text:style-name="T92">Blood Bank Management</text:span></text:a></text:p>
          <text:p text:style-name="P54"><text:s text:c="5"/>Year: 2014, Language: JAVA</text:p>
          <text:p text:style-name="P70"><text:s text:c="5"/>“Software for Blood Bank Management”</text:p>
        </text:list-item>
      </text:list>
      <text:p text:style-name="P48"/>
      <text:list xml:id="list7756804078589482917" text:style-name="L5">
        <text:list-item>
          <text:p text:style-name="P24"><text:soft-page-break/><text:a xlink:type="simple" xlink:href="https://github.com/habibrahmanbd/Game-Rakhal-v1.0/" text:style-name="Internet_20_link" text:visited-style-name="Visited_20_Internet_20_Link"><text:span text:style-name="T92">Game Rakhal</text:span></text:a></text:p>
          <text:p text:style-name="P55"><text:s text:c="5"/>Year: 2014, Language: JAVA</text:p>
          <text:p text:style-name="P71"><text:s text:c="5"/>“Interesting Desktop Game”</text:p>
          <text:p text:style-name="P58"/>
        </text:list-item>
        <text:list-item>
          <text:p text:style-name="P25"><text:a xlink:type="simple" xlink:href="https://github.com/habibrahmanbd/dailyCalorieCalculator" text:style-name="Internet_20_link" text:visited-style-name="Visited_20_Internet_20_Link"><text:span text:style-name="T92">Daily Calorie Calculator</text:span></text:a></text:p>
          <text:p text:style-name="P55"><text:s text:c="5"/>Year: 2014, Language: JAVA</text:p>
          <text:p text:style-name="P71"><text:s text:c="5"/>“Application for calculation of daily Life Calorie”</text:p>
        </text:list-item>
      </text:list>
      <text:p text:style-name="P76"/>
      <text:p text:style-name="P6">Achievements</text:p>
      <text:p text:style-name="P15"/>
      <text:list xml:id="list9211142679154836951" text:style-name="L6">
        <text:list-item>
          <text:p text:style-name="P88">ACM-ICPC Dhaka Regional-2016</text:p>
        </text:list-item>
      </text:list>
      <text:p text:style-name="P12"><text:s text:c="5"/>20<text:span text:style-name="T15">th</text:span> , Rajshahi Divisional Champion,</text:p>
      <text:p text:style-name="P12"><text:s text:c="5"/>Top 10 University Awards</text:p>
      <text:p text:style-name="P12"/>
      <text:list xml:id="list7991180508463291300" text:style-name="L7">
        <text:list-item>
          <text:p text:style-name="P89">IUPC, IUT Fest - 2016</text:p>
        </text:list-item>
      </text:list>
      <text:p text:style-name="P12"><text:s text:c="5"/>17<text:span text:style-name="T15">th</text:span> Position</text:p>
      <text:p text:style-name="P12"/>
      <text:list xml:id="list494729612498626840" text:style-name="L8">
        <text:list-item>
          <text:p text:style-name="P90">IUPC, IEEE RUET, Student Branch</text:p>
        </text:list-item>
      </text:list>
      <text:p text:style-name="P12"><text:s text:c="5"/>2015, Runners Up</text:p>
      <text:p text:style-name="P12"/>
      <text:list xml:id="list1598577230689038338" text:style-name="L9">
        <text:list-item>
          <text:p text:style-name="P91">Intra University Day Programming Contest</text:p>
        </text:list-item>
      </text:list>
      <text:p text:style-name="P12"><text:s text:c="5"/>2014, 4<text:span text:style-name="T15">th</text:span> Position</text:p>
      <text:p text:style-name="P16"/>
      <text:p text:style-name="P37">Experience<text:span text:style-name="T39">s</text:span></text:p>
      <text:p text:style-name="P61"/>
      <text:list xml:id="list2440295746317414119" text:style-name="L11">
        <text:list-item>
          <text:p text:style-name="P63">Problem Setter and Judge</text:p>
          <text:list>
            <text:list-item>
              <text:list>
                <text:list-item>
                  <text:list>
                    <text:list-header>
                      <text:p text:style-name="P29"><text:span text:style-name="T77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78">Devskill Coding Contest - 15</text:span></text:a><text:span text:style-name="T59">”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74"/>
      <text:list xml:id="list201232400935307" text:continue-numbering="true" text:style-name="L11">
        <text:list-item>
          <text:p text:style-name="P92">Problem Setter and Judge</text:p>
          <text:list>
            <text:list-header>
              <text:p text:style-name="P30"><text:span text:style-name="T60"><text:s text:c="5"/>“</text:span><text:a xlink:type="simple" xlink:href="https://www.hackerrank.com/contests/codesmash-17" text:style-name="Internet_20_link" text:visited-style-name="Visited_20_Internet_20_Link"><text:span text:style-name="T74">Codesmash’17</text:span></text:a><text:span text:style-name="T59">”</text:span></text:p>
            </text:list-header>
          </text:list>
        </text:list-item>
      </text:list>
      <text:p text:style-name="P75"/>
      <text:p text:style-name="P38">Profiles</text:p>
      <text:p text:style-name="P64"/>
      <text:p text:style-name="P1"><text:a xlink:type="simple" xlink:href="https://linkedin.com/in/habibrahmanbd/" text:style-name="Internet_20_link" text:visited-style-name="Visited_20_Internet_20_Link"><text:span text:style-name="T36">LinkedIn</text:span></text:a><text:span text:style-name="T24"> | </text:span><text:a xlink:type="simple" xlink:href="https://icpc.baylor.edu/ICPCID/ZRGSWBPI6H06" text:style-name="Internet_20_link" text:visited-style-name="Visited_20_Internet_20_Link"><text:span text:style-name="T36">ICPCID</text:span></text:a><text:span text:style-name="T24"> | </text:span><text:a xlink:type="simple" xlink:href="https://github.com/habibrahmanbd" text:style-name="Internet_20_link" text:visited-style-name="Visited_20_Internet_20_Link"><text:span text:style-name="T25">Github</text:span></text:a><text:span text:style-name="T23"> </text:span><text:span text:style-name="T25">| </text:span><text:a xlink:type="simple" xlink:href="http://blog.habib.tech/" text:style-name="Internet_20_link" text:visited-style-name="Visited_20_Internet_20_Link"><text:span text:style-name="T36">Blog</text:span></text:a><text:span text:style-name="T23"> </text:span><text:span text:style-name="T26">| </text:span><text:a xlink:type="simple" xlink:href="http://codeforces.com/profile/habib_rahman" text:style-name="Internet_20_link" text:visited-style-name="Visited_20_Internet_20_Link"><text:span text:style-name="T36">Codeforces</text:span></text:a><text:span text:style-name="T37">| </text:span><text:a xlink:type="simple" xlink:href="https://www.codechef.com/users/habib_ruet" text:style-name="Internet_20_link" text:visited-style-name="Visited_20_Internet_20_Link"><text:span text:style-name="T36">Codechef</text:span></text:a><text:span text:style-name="T26"> </text:span><text:span text:style-name="T27">| </text:span><text:a xlink:type="simple" xlink:href="http://uhunt.felix-halim.net/id/234262" text:style-name="Internet_20_link" text:visited-style-name="Visited_20_Internet_20_Link"><text:span text:style-name="T28">Uva Online Judge</text:span></text:a><text:span text:style-name="T23"> </text:span><text:span text:style-name="T29">| </text:span><text:a xlink:type="simple" xlink:href="https://toph.co/u/habib_rahman" text:style-name="Internet_20_link" text:visited-style-name="Visited_20_Internet_20_Link"><text:span text:style-name="T36">Toph</text:span></text:a><text:span text:style-name="T23"> </text:span><text:span text:style-name="T30">|</text:span><text:span text:style-name="T31"> </text:span><text:a xlink:type="simple" xlink:href="http://lightoj.com/volume_userstat.php?user_id=9823" text:style-name="Internet_20_link" text:visited-style-name="Visited_20_Internet_20_Link"><text:span text:style-name="T32">Light OJ</text:span></text:a><text:span text:style-name="T31"> </text:span><text:span text:style-name="T33">| </text:span><text:a xlink:type="simple" xlink:href="http://www.spoj.com/users/habib_rahman/" text:style-name="Internet_20_link" text:visited-style-name="Visited_20_Internet_20_Link"><text:span text:style-name="T34">SPOJ</text:span></text:a></text:p>
      <text:p text:style-name="P65"/>
      <text:p text:style-name="P78"><text:span text:style-name="T18">Language</text:span><text:span text:style-name="T19">s</text:span></text:p>
      <text:p text:style-name="P65"/>
      <text:list xml:id="list8413788417279762549" text:style-name="L12">
        <text:list-item>
          <text:p text:style-name="P79"><text:span text:style-name="T53">Englis</text:span><text:span text:style-name="T54">h</text:span></text:p>
        </text:list-item>
        <text:list-item>
          <text:p text:style-name="P80"><text:span text:style-name="T56">B</text:span><text:span text:style-name="T55">angl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E252D2F2CD1BC2E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11-03T20:12:20.508286522</dc:date>
    <meta:editing-duration>PT5H23M58S</meta:editing-duration>
    <meta:editing-cycles>202</meta:editing-cycles>
    <meta:generator>LibreOffice/5.1.6.2$Linux_X86_64 LibreOffice_project/10m0$Build-2</meta:generator>
    <meta:document-statistic meta:table-count="1" meta:image-count="5" meta:object-count="0" meta:page-count="3" meta:paragraph-count="86" meta:word-count="526" meta:character-count="3398" meta:non-whitespace-character-count="2894"/>
  </office:meta>
</office:document-meta>
</file>